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">
      <style:table-cell-properties fo:border="0.06pt solid #000000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廉価版屋外向け移動ロボットプラットフォーム 部品表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合計金額</text:p>
          </table:table-cell>
          <table:table-cell table:style-name="ce5" table:formula="of:=SUM([.D6:.D1016])" office:value-type="currency" office:currency="JPY" office:value="207130" calcext:value-type="currency">
            <text:p>￥207,130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個数</text:p>
          </table:table-cell>
          <table:table-cell table:style-name="ce2" office:value-type="string" calcext:value-type="string">
            <text:p>参考単価</text:p>
          </table:table-cell>
          <table:table-cell table:style-name="ce2" office:value-type="string" calcext:value-type="string">
            <text:p>参考金額</text:p>
          </table:table-cell>
        </table:table-row>
        <table:table-row table:style-name="ro1">
          <table:table-cell office:value-type="string" calcext:value-type="string">
            <text:p>DDT M1502D_211 タイヤ付きダイレクトドライブモー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1536" calcext:value-type="currency">
            <text:p>￥41,536</text:p>
          </table:table-cell>
          <table:table-cell table:formula="of:=[.B6]*[.C6]" office:value-type="currency" office:currency="JPY" office:value="83072" calcext:value-type="currency">
            <text:p>￥83,072</text:p>
          </table:table-cell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60" calcext:value-type="currency">
            <text:p>￥3,960</text:p>
          </table:table-cell>
          <table:table-cell table:formula="of:=[.B7]*[.C7]" office:value-type="currency" office:currency="JPY" office:value="3960" calcext:value-type="currency">
            <text:p>￥3,960</text:p>
          </table:table-cell>
        </table:table-row>
        <table:table-row table:style-name="ro1">
          <table:table-cell office:value-type="string" calcext:value-type="string">
            <text:p>SeeedStudio CAN-BUSシールド V2 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070" calcext:value-type="currency">
            <text:p>￥4,070</text:p>
          </table:table-cell>
          <table:table-cell table:formula="of:=[.B8]*[.C8]" office:value-type="currency" office:currency="JPY" office:value="4070" calcext:value-type="currency">
            <text:p>￥4,070</text:p>
          </table:table-cell>
        </table:table-row>
        <table:table-row table:style-name="ro1">
          <table:table-cell office:value-type="string" calcext:value-type="string">
            <text:p>LONG WP20-12 鉛蓄電池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7590" calcext:value-type="currency">
            <text:p>￥7,590</text:p>
          </table:table-cell>
          <table:table-cell table:formula="of:=[.B9]*[.C9]" office:value-type="currency" office:currency="JPY" office:value="15180" calcext:value-type="currency">
            <text:p>￥15,180</text:p>
          </table:table-cell>
        </table:table-row>
        <table:table-row table:style-name="ro1">
          <table:table-cell office:value-type="string" calcext:value-type="string">
            <text:p>シシク SAJ-100W キャス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6990" calcext:value-type="currency">
            <text:p>￥6,990</text:p>
          </table:table-cell>
          <table:table-cell table:formula="of:=[.B10]*[.C10]" office:value-type="currency" office:currency="JPY" office:value="13980" calcext:value-type="currency">
            <text:p>￥13,980</text:p>
          </table:table-cell>
        </table:table-row>
        <table:table-row table:style-name="ro1">
          <table:table-cell office:value-type="string" calcext:value-type="string">
            <text:p>パトライト TC60C06 端子台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1490" calcext:value-type="currency">
            <text:p>￥1,490</text:p>
          </table:table-cell>
          <table:table-cell table:formula="of:=[.B11]*[.C11]" office:value-type="currency" office:currency="JPY" office:value="2980" calcext:value-type="currency">
            <text:p>￥2,980</text:p>
          </table:table-cell>
        </table:table-row>
        <table:table-row table:style-name="ro1">
          <table:table-cell office:value-type="string" calcext:value-type="string">
            <text:p>パトライト JTJ602B ショートバー(10個セット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2]*[.C12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エーモン工業 2826 簡単接続分岐コネクタ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9" calcext:value-type="currency">
            <text:p>￥399</text:p>
          </table:table-cell>
          <table:table-cell table:formula="of:=[.B13]*[.C13]" office:value-type="currency" office:currency="JPY" office:value="399" calcext:value-type="currency">
            <text:p>￥399</text:p>
          </table:table-cell>
        </table:table-row>
        <table:table-row table:style-name="ro1">
          <table:table-cell office:value-type="string" calcext:value-type="string">
            <text:p>三菱電機 NF50-FA ブレーカ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990" calcext:value-type="currency">
            <text:p>￥4,990</text:p>
          </table:table-cell>
          <table:table-cell table:formula="of:=[.B14]*[.C14]" office:value-type="currency" office:currency="JPY" office:value="4990" calcext:value-type="currency">
            <text:p>￥4,990</text:p>
          </table:table-cell>
        </table:table-row>
        <table:table-row table:style-name="ro1">
          <table:table-cell office:value-type="string" calcext:value-type="string">
            <text:p>JAPPY IV 8sq 赤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5]*[.C15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JAPPY IV 8sq 黒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6]*[.C16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鍋屋バイテック SSHS-M6-6 ネジ（10本セット）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1390" calcext:value-type="currency">
            <text:p>￥1,390</text:p>
          </table:table-cell>
          <table:table-cell table:formula="of:=[.B17]*[.C17]" office:value-type="currency" office:currency="JPY" office:value="4170" calcext:value-type="currency">
            <text:p>￥4,170</text:p>
          </table:table-cell>
        </table:table-row>
        <table:table-row table:style-name="ro1">
          <table:table-cell office:value-type="string" calcext:value-type="string">
            <text:p>モノタロウ MR8-6B(t=1.2) （100個セット）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390" calcext:value-type="currency">
            <text:p>￥1,390</text:p>
          </table:table-cell>
          <table:table-cell table:formula="of:=[.B18]*[.C18]" office:value-type="currency" office:currency="JPY" office:value="1390" calcext:value-type="currency">
            <text:p>￥1,390</text:p>
          </table:table-cell>
        </table:table-row>
        <table:table-row table:style-name="ro1">
          <table:table-cell office:value-type="string" calcext:value-type="string">
            <text:p>栃木屋 TM-MG-6 グロメット</text:p>
          </table:table-cell>
          <table:table-cell office:value-type="float" office:value="4" calcext:value-type="float">
            <text:p>4</text:p>
          </table:table-cell>
          <table:table-cell office:value-type="currency" office:currency="JPY" office:value="53" calcext:value-type="currency">
            <text:p>￥53</text:p>
          </table:table-cell>
          <table:table-cell table:formula="of:=[.B19]*[.C19]" office:value-type="currency" office:currency="JPY" office:value="212" calcext:value-type="currency">
            <text:p>￥212</text:p>
          </table:table-cell>
        </table:table-row>
        <table:table-row table:style-name="ro1">
          <table:table-cell office:value-type="string" calcext:value-type="string">
            <text:p>モノタロウ 73367954 防水トグルスイッチ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890" calcext:value-type="currency">
            <text:p>￥1,890</text:p>
          </table:table-cell>
          <table:table-cell table:formula="of:=[.B20]*[.C20]" office:value-type="currency" office:currency="JPY" office:value="1890" calcext:value-type="currency">
            <text:p>￥1,890</text:p>
          </table:table-cell>
        </table:table-row>
        <table:table-row table:style-name="ro1">
          <table:table-cell office:value-type="string" calcext:value-type="string">
            <text:p>ANDERSON POWER PRODUCTS 6331G3 バッテリコネクタ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689" calcext:value-type="currency">
            <text:p>￥689</text:p>
          </table:table-cell>
          <table:table-cell table:formula="of:=[.B21]*[.C21]" office:value-type="currency" office:currency="JPY" office:value="2067" calcext:value-type="currency">
            <text:p>￥2,067</text:p>
          </table:table-cell>
        </table:table-row>
        <table:table-row table:style-name="ro1">
          <table:table-cell office:value-type="string" calcext:value-type="string">
            <text:p>電菱 GC120A24 バッテリー充電器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1900" calcext:value-type="currency">
            <text:p>￥11,900</text:p>
          </table:table-cell>
          <table:table-cell table:formula="of:=[.B22]*[.C22]" office:value-type="currency" office:currency="JPY" office:value="11900" calcext:value-type="currency">
            <text:p>￥11,900</text:p>
          </table:table-cell>
        </table:table-row>
        <table:table-row table:style-name="ro1">
          <table:table-cell office:value-type="string" calcext:value-type="string">
            <text:p>【板金】MotorPlate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500" calcext:value-type="currency">
            <text:p>￥2,500</text:p>
          </table:table-cell>
          <table:table-cell table:formula="of:=[.B23]*[.C23]" office:value-type="currency" office:currency="JPY" office:value="2500" calcext:value-type="currency">
            <text:p>￥2,500</text:p>
          </table:table-cell>
        </table:table-row>
        <table:table-row table:style-name="ro1">
          <table:table-cell office:value-type="string" calcext:value-type="string">
            <text:p>【板金】BatteryPlate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500" calcext:value-type="currency">
            <text:p>￥2,500</text:p>
          </table:table-cell>
          <table:table-cell table:formula="of:=[.B24]*[.C24]" office:value-type="currency" office:currency="JPY" office:value="2500" calcext:value-type="currency">
            <text:p>￥2,500</text:p>
          </table:table-cell>
        </table:table-row>
        <table:table-row table:style-name="ro1">
          <table:table-cell office:value-type="string" calcext:value-type="string">
            <text:p>【板金】CasterPlate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500" calcext:value-type="currency">
            <text:p>￥4,500</text:p>
          </table:table-cell>
          <table:table-cell table:formula="of:=[.B25]*[.C25]" office:value-type="currency" office:currency="JPY" office:value="9000" calcext:value-type="currency">
            <text:p>￥9,000</text:p>
          </table:table-cell>
        </table:table-row>
        <table:table-row table:style-name="ro1">
          <table:table-cell office:value-type="string" calcext:value-type="string">
            <text:p>【板金】BatteryPlate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500" calcext:value-type="currency">
            <text:p>￥4,500</text:p>
          </table:table-cell>
          <table:table-cell table:formula="of:=[.B26]*[.C26]" office:value-type="currency" office:currency="JPY" office:value="9000" calcext:value-type="currency">
            <text:p>￥9,000</text:p>
          </table:table-cell>
        </table:table-row>
        <table:table-row table:style-name="ro1">
          <table:table-cell office:value-type="string" calcext:value-type="string">
            <text:p>【板金】MotorPlateLeft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5000" calcext:value-type="currency">
            <text:p>￥5,000</text:p>
          </table:table-cell>
          <table:table-cell table:formula="of:=[.B27]*[.C27]" office:value-type="currency" office:currency="JPY" office:value="5000" calcext:value-type="currency">
            <text:p>￥5,000</text:p>
          </table:table-cell>
        </table:table-row>
        <table:table-row table:style-name="ro1">
          <table:table-cell office:value-type="string" calcext:value-type="string">
            <text:p>【板金】MotorPlateRight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5000" calcext:value-type="currency">
            <text:p>￥5,000</text:p>
          </table:table-cell>
          <table:table-cell table:formula="of:=[.B28]*[.C28]" office:value-type="currency" office:currency="JPY" office:value="5000" calcext:value-type="currency">
            <text:p>￥5,000</text:p>
          </table:table-cell>
        </table:table-row>
        <table:table-row table:style-name="ro1">
          <table:table-cell office:value-type="string" calcext:value-type="string">
            <text:p>【板金】Futa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000" calcext:value-type="currency">
            <text:p>￥3,000</text:p>
          </table:table-cell>
          <table:table-cell table:formula="of:=[.B29]*[.C29]" office:value-type="currency" office:currency="JPY" office:value="3000" calcext:value-type="currency">
            <text:p>￥3,000</text:p>
          </table:table-cell>
        </table:table-row>
        <table:table-row table:style-name="ro1">
          <table:table-cell office:value-type="string" calcext:value-type="string">
            <text:p>【板金】Base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9000" calcext:value-type="currency">
            <text:p>￥9,000</text:p>
          </table:table-cell>
          <table:table-cell table:formula="of:=[.B30]*[.C30]" office:value-type="currency" office:currency="JPY" office:value="9000" calcext:value-type="currency">
            <text:p>￥9,000</text:p>
          </table:table-cell>
        </table:table-row>
        <table:table-row table:style-name="ro1">
          <table:table-cell office:value-type="string" calcext:value-type="string">
            <text:p>【板金】Front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500" calcext:value-type="currency">
            <text:p>￥2,500</text:p>
          </table:table-cell>
          <table:table-cell table:formula="of:=[.B31]*[.C31]" office:value-type="currency" office:currency="JPY" office:value="2500" calcext:value-type="currency">
            <text:p>￥2,500</text:p>
          </table:table-cell>
        </table:table-row>
        <table:table-row table:style-name="ro1">
          <table:table-cell office:value-type="string" calcext:value-type="string">
            <text:p>【板金】RearPlate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500" calcext:value-type="currency">
            <text:p>￥2,500</text:p>
          </table:table-cell>
          <table:table-cell table:formula="of:=[.B32]*[.C32]" office:value-type="currency" office:currency="JPY" office:value="2500" calcext:value-type="currency">
            <text:p>￥2,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00/00/00</text:date>, <text:time style:data-style-name="N2" text:time-value="15:10:44.95558797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04:35:23.484726310</meta:creation-date>
    <dc:date>2023-03-28T15:12:07.664153189</dc:date>
    <meta:editing-duration>PT27M21S</meta:editing-duration>
    <meta:editing-cycles>9</meta:editing-cycles>
    <meta:generator>LibreOffice/6.4.7.2$Linux_X86_64 LibreOffice_project/40$Build-2</meta:generator>
    <meta:document-statistic meta:table-count="1" meta:cell-count="115" meta:object-count="0"/>
  </office:meta>
</office:document-meta>
</file>